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2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_2_2" table:style-name="ta1">
        <table:shapes>
          <draw:frame draw:z-index="0" draw:style-name="gr1" draw:text-style-name="P1" svg:width="1038.3pt" svg:height="572.23pt" svg:x="24.72pt" svg:y="262.77pt">
            <loext:p draw:notify-on-update-of-ranges="Sheet1_2_2.B2:Sheet1_2_2.J2 Sheet1_2_2.B2:Sheet1_2_2.J2 Sheet1_2_2.A4:Sheet1_2_2.A4 Sheet1_2_2.B4:Sheet1_2_2.J4 Sheet1_2_2.B2:Sheet1_2_2.J2 Sheet1_2_2.A6:Sheet1_2_2.A6 Sheet1_2_2.B6:Sheet1_2_2.J6 Sheet1_2_2.B2:Sheet1_2_2.J2 Sheet1_2_2.A8:Sheet1_2_2.A8 Sheet1_2_2.B8:Sheet1_2_2.J8 Sheet1_2_2.B2:Sheet1_2_2.J2 Sheet1_2_2.A12:Sheet1_2_2.A12 Sheet1_2_2.B12:Sheet1_2_2.J12 Sheet1_2_2.B2:Sheet1_2_2.J2 Sheet1_2_2.A16:Sheet1_2_2.A16 Sheet1_2_2.B16:Sheet1_2_2.J1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8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MonteCarlo</text:p>
          </table:table-cell>
          <table:table-cell table:style-name="Default" table:number-columns-repeated="8"/>
          <table:table-cell/>
        </table:table-row>
        <table:table-row table:style-name="ro1">
          <table:table-cell office:value-type="string" calcext:value-type="string">
            <text:p># of workers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2000" calcext:value-type="float">
            <text:p>2000</text:p>
          </table:table-cell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Vanilla</text:p>
          </table:table-cell>
          <table:table-cell office:value-type="float" office:value="2.1278887" calcext:value-type="float">
            <text:p>2.13</text:p>
          </table:table-cell>
          <table:table-cell office:value-type="float" office:value="51.6457527" calcext:value-type="float">
            <text:p>51.65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13040089607239" calcext:value-type="float">
            <text:p>2.13</text:p>
          </table:table-cell>
          <table:table-cell office:value-type="float" office:value="54.4597134590149" calcext:value-type="float">
            <text:p>54.46</text:p>
          </table:table-cell>
          <table:table-cell table:style-name="Default" office:value-type="float" office:value="189.200877904892" calcext:value-type="float">
            <text:p>189.200877904892</text:p>
          </table:table-cell>
          <table:table-cell table:number-columns-repeated="5"/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4455661773682" calcext:value-type="float">
            <text:p>1.54</text:p>
          </table:table-cell>
          <table:table-cell office:value-type="float" office:value="17.2221581935883" calcext:value-type="float">
            <text:p>17.22</text:p>
          </table:table-cell>
          <table:table-cell office:value-type="float" office:value="54.1928067207336" calcext:value-type="float">
            <text:p>54.19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32396245002747" calcext:value-type="float">
            <text:p>1.32</text:p>
          </table:table-cell>
          <table:table-cell office:value-type="float" office:value="9.73101353645325" calcext:value-type="float">
            <text:p>9.73</text:p>
          </table:table-cell>
          <table:table-cell office:value-type="float" office:value="18.5737218856812" calcext:value-type="float">
            <text:p>18.57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69406676292419" calcext:value-type="float">
            <text:p>1.69</text:p>
          </table:table-cell>
          <table:table-cell office:value-type="float" office:value="3.86372804641724" calcext:value-type="float">
            <text:p>3.86</text:p>
          </table:table-cell>
          <table:table-cell office:value-type="float" office:value="8.07445073127747" calcext:value-type="float">
            <text:p>8.07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0777952671051" calcext:value-type="float">
            <text:p>2.08</text:p>
          </table:table-cell>
          <table:table-cell office:value-type="float" office:value="3.4212851524353" calcext:value-type="float">
            <text:p>3.42</text:p>
          </table:table-cell>
          <table:table-cell office:value-type="float" office:value="6.60496735572815" calcext:value-type="float">
            <text:p>6.6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78088927268982" calcext:value-type="float">
            <text:p>2.78</text:p>
          </table:table-cell>
          <table:table-cell office:value-type="float" office:value="4.14418721199036" calcext:value-type="float">
            <text:p>4.14</text:p>
          </table:table-cell>
          <table:table-cell office:value-type="float" office:value="5.64574193954468" calcext:value-type="float">
            <text:p>5.65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.99033665657043" calcext:value-type="float">
            <text:p>3.99</text:p>
          </table:table-cell>
          <table:table-cell office:value-type="float" office:value="4.75443172454834" calcext:value-type="float">
            <text:p>4.75</text:p>
          </table:table-cell>
          <table:table-cell office:value-type="float" office:value="6.18177962303162" calcext:value-type="float">
            <text:p>6.18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.26310634613037" calcext:value-type="float">
            <text:p>5.26</text:p>
          </table:table-cell>
          <table:table-cell office:value-type="float" office:value="5.76323771476746" calcext:value-type="float">
            <text:p>5.76</text:p>
          </table:table-cell>
          <table:table-cell office:value-type="float" office:value="6.95665264129639" calcext:value-type="float">
            <text:p>6.96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.6345911026001" calcext:value-type="float">
            <text:p>7.63</text:p>
          </table:table-cell>
          <table:table-cell office:value-type="float" office:value="8.38583254814148" calcext:value-type="float">
            <text:p>8.39</text:p>
          </table:table-cell>
          <table:table-cell office:value-type="float" office:value="8.89433908462524" calcext:value-type="float">
            <text:p>8.89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.4577603340149" calcext:value-type="float">
            <text:p>10.46</text:p>
          </table:table-cell>
          <table:table-cell office:value-type="float" office:value="11.0868530273438" calcext:value-type="float">
            <text:p>11.09</text:p>
          </table:table-cell>
          <table:table-cell office:value-type="float" office:value="14.359742641449" calcext:value-type="float">
            <text:p>14.36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8.2069172859192" calcext:value-type="float">
            <text:p>18.21</text:p>
          </table:table-cell>
          <table:table-cell/>
          <table:table-cell office:value-type="float" office:value="20.4103410243988" calcext:value-type="float">
            <text:p>20.41</text:p>
          </table:table-cell>
          <table:table-cell table:number-columns-repeated="6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1_2" table:style-name="ta1">
        <table:shapes>
          <draw:frame draw:z-index="0" draw:style-name="gr1" draw:text-style-name="P1" svg:width="911.25pt" svg:height="502.21pt" svg:x="24.72pt" svg:y="262.77pt">
            <loext:p draw:notify-on-update-of-ranges="Sheet1_2.B2:Sheet1_2.J2 Sheet1_2.B2:Sheet1_2.J2 Sheet1_2.A4:Sheet1_2.A4 Sheet1_2.B4:Sheet1_2.J4 Sheet1_2.B2:Sheet1_2.J2 Sheet1_2.A6:Sheet1_2.A6 Sheet1_2.B6:Sheet1_2.J6 Sheet1_2.B2:Sheet1_2.J2 Sheet1_2.A7:Sheet1_2.A7 Sheet1_2.B7:Sheet1_2.J7 Sheet1_2.B2:Sheet1_2.J2 Sheet1_2.A9:Sheet1_2.A9 Sheet1_2.B9:Sheet1_2.J9 Sheet1_2.B2:Sheet1_2.J2 Sheet1_2.A11:Sheet1_2.A11 Sheet1_2.B11:Sheet1_2.J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702.48pt" svg:height="467.74pt" svg:x="956.86pt" svg:y="262.6pt">
            <loext:p draw:notify-on-update-of-ranges="Sheet1_2.A4:Sheet1_2.A14 Sheet1_2.S4:Sheet1_2.S14 Sheet1_2.A4:Sheet1_2.A14 Sheet1_2.T4:Sheet1_2.T14 Sheet1_2.A4:Sheet1_2.A14 Sheet1_2.U4:Sheet1_2.U1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9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9" table:default-cell-style-name="ce1"/>
        <table:table-row table:style-name="ro1">
          <table:table-cell office:value-type="string" calcext:value-type="string">
            <text:p>BuckBoost</text:p>
          </table:table-cell>
          <table:table-cell table:number-columns-repeated="8"/>
          <table:table-cell table:style-name="Default" table:number-columns-repeated="2"/>
          <table:table-cell/>
          <table:table-cell table:style-name="Default" table:number-columns-repeated="9"/>
        </table:table-row>
        <table:table-row table:style-name="ro1">
          <table:table-cell office:value-type="string" calcext:value-type="string">
            <text:p># of worker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/>
          <table:table-cell/>
          <table:table-cell table:style-name="Default" table:number-columns-repeated="9"/>
        </table:table-row>
        <table:table-row table:style-name="ro1">
          <table:table-cell office:value-type="string" calcext:value-type="string">
            <text:p>Vanilla</text:p>
          </table:table-cell>
          <table:table-cell table:number-columns-repeated="8"/>
          <table:table-cell table:style-name="Default" table:number-columns-repeated="2"/>
          <table:table-cell/>
          <table:table-cell table:style-name="Default" table:number-columns-repeated="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4" office:value-type="float" office:value="16.7640912532806" calcext:value-type="float">
            <text:p>16.76</text:p>
          </table:table-cell>
          <table:table-cell table:style-name="ce4" table:number-columns-repeated="4"/>
          <table:table-cell table:style-name="ce4" office:value-type="float" office:value="306.696977376938" calcext:value-type="float">
            <text:p>306.70</text:p>
          </table:table-cell>
          <table:table-cell table:style-name="ce4" office:value-type="float" office:value="417.974317073822" calcext:value-type="float">
            <text:p>417.97</text:p>
          </table:table-cell>
          <table:table-cell table:style-name="ce4" office:value-type="float" office:value="725.949102640152" calcext:value-type="float">
            <text:p>725.95</text:p>
          </table:table-cell>
          <table:table-cell table:number-columns-repeated="8"/>
          <table:table-cell table:formula="of:=[.H4]/[.H$2]" office:value-type="float" office:value="7.66742443442345" calcext:value-type="float">
            <text:p>7.67</text:p>
          </table:table-cell>
          <table:table-cell table:formula="of:=[.I4]/[.I$2]" office:value-type="float" office:value="6.96623861789703" calcext:value-type="float">
            <text:p>6.97</text:p>
          </table:table-cell>
          <table:table-cell table:formula="of:=[.J4]/[.J$2]" office:value-type="float" office:value="7.25949102640152" calcext:value-type="float">
            <text:p>7.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/>
          <table:table-cell table:style-name="ce1" office:value-type="float" office:value="7.98236775398254" calcext:value-type="float">
            <text:p>7.98</text:p>
          </table:table-cell>
          <table:table-cell table:style-name="ce1" table:number-columns-repeated="4"/>
          <table:table-cell table:style-name="ce1" office:value-type="float" office:value="149.094023227692" calcext:value-type="float">
            <text:p>149.09</text:p>
          </table:table-cell>
          <table:table-cell table:style-name="ce1" office:value-type="float" office:value="221.859074115753" calcext:value-type="float">
            <text:p>221.86</text:p>
          </table:table-cell>
          <table:table-cell office:value-type="float" office:value="345.012326478958" calcext:value-type="float">
            <text:p>345.01</text:p>
          </table:table-cell>
          <table:table-cell table:number-columns-repeated="8"/>
          <table:table-cell table:formula="of:=[.H5]/[.H$2]" office:value-type="float" office:value="3.7273505806923" calcext:value-type="float">
            <text:p>3.73</text:p>
          </table:table-cell>
          <table:table-cell table:formula="of:=[.I5]/[.I$2]" office:value-type="float" office:value="3.69765123526255" calcext:value-type="float">
            <text:p>3.70</text:p>
          </table:table-cell>
          <table:table-cell table:formula="of:=[.J5]/[.J$2]" office:value-type="float" office:value="3.45012326478958" calcext:value-type="float">
            <text:p>3.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float" office:value="8.30958771705627" calcext:value-type="float">
            <text:p>8.31</text:p>
          </table:table-cell>
          <table:table-cell table:style-name="ce1" table:number-columns-repeated="4"/>
          <table:table-cell table:style-name="ce1" office:value-type="float" office:value="74.1195793151856" calcext:value-type="float">
            <text:p>74.12</text:p>
          </table:table-cell>
          <table:table-cell table:style-name="ce1" office:value-type="float" office:value="111.024325609207" calcext:value-type="float">
            <text:p>111.02</text:p>
          </table:table-cell>
          <table:table-cell office:value-type="float" office:value="184.161929368973" calcext:value-type="float">
            <text:p>184.16</text:p>
          </table:table-cell>
          <table:table-cell table:number-columns-repeated="8"/>
          <table:table-cell table:formula="of:=[.H6]/[.H$2]" office:value-type="float" office:value="1.85298948287964" calcext:value-type="float">
            <text:p>1.85</text:p>
          </table:table-cell>
          <table:table-cell table:formula="of:=[.I6]/[.I$2]" office:value-type="float" office:value="1.85040542682012" calcext:value-type="float">
            <text:p>1.85</text:p>
          </table:table-cell>
          <table:table-cell table:formula="of:=[.J6]/[.J$2]" office:value-type="float" office:value="1.84161929368973" calcext:value-type="float">
            <text:p>1.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/>
          <table:table-cell table:style-name="ce1" office:value-type="float" office:value="9.30600738525391" calcext:value-type="float">
            <text:p>9.31</text:p>
          </table:table-cell>
          <table:table-cell table:style-name="ce1" table:number-columns-repeated="4"/>
          <table:table-cell table:style-name="ce1" office:value-type="float" office:value="41.1698122024536" calcext:value-type="float">
            <text:p>41.17</text:p>
          </table:table-cell>
          <table:table-cell table:style-name="ce1" office:value-type="float" office:value="63.718145608902" calcext:value-type="float">
            <text:p>63.72</text:p>
          </table:table-cell>
          <table:table-cell office:value-type="float" office:value="99.350733757019" calcext:value-type="float">
            <text:p>99.35</text:p>
          </table:table-cell>
          <table:table-cell table:number-columns-repeated="8"/>
          <table:table-cell table:formula="of:=[.H7]/[.H$2]" office:value-type="float" office:value="1.02924530506134" calcext:value-type="float">
            <text:p>1.03</text:p>
          </table:table-cell>
          <table:table-cell table:formula="of:=[.I7]/[.I$2]" office:value-type="float" office:value="1.0619690934817" calcext:value-type="float">
            <text:p>1.06</text:p>
          </table:table-cell>
          <table:table-cell table:formula="of:=[.J7]/[.J$2]" office:value-type="float" office:value="0.99350733757019" calcext:value-type="float">
            <text:p>0.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/>
          <table:table-cell table:style-name="ce1" office:value-type="float" office:value="8.60509276390076" calcext:value-type="float">
            <text:p>8.61</text:p>
          </table:table-cell>
          <table:table-cell table:style-name="ce1" table:number-columns-repeated="4"/>
          <table:table-cell table:style-name="ce1" office:value-type="float" office:value="31.0271263122559" calcext:value-type="float">
            <text:p>31.03</text:p>
          </table:table-cell>
          <table:table-cell table:style-name="ce1" office:value-type="float" office:value="47.117892742157" calcext:value-type="float">
            <text:p>47.12</text:p>
          </table:table-cell>
          <table:table-cell office:value-type="float" office:value="76.6404776573181" calcext:value-type="float">
            <text:p>76.64</text:p>
          </table:table-cell>
          <table:table-cell table:number-columns-repeated="8"/>
          <table:table-cell table:formula="of:=[.H8]/[.H$2]" office:value-type="float" office:value="0.775678157806397" calcext:value-type="float">
            <text:p>0.78</text:p>
          </table:table-cell>
          <table:table-cell table:formula="of:=[.I8]/[.I$2]" office:value-type="float" office:value="0.785298212369283" calcext:value-type="float">
            <text:p>0.79</text:p>
          </table:table-cell>
          <table:table-cell table:formula="of:=[.J8]/[.J$2]" office:value-type="float" office:value="0.766404776573181" calcext:value-type="float">
            <text:p>0.77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4"/>
          <table:table-cell table:style-name="ce4" office:value-type="float" office:value="7.5658323764801" calcext:value-type="float">
            <text:p>7.57</text:p>
          </table:table-cell>
          <table:table-cell table:style-name="ce4" table:number-columns-repeated="4"/>
          <table:table-cell table:style-name="ce4" office:value-type="float" office:value="28.1260240077972" calcext:value-type="float">
            <text:p>28.13</text:p>
          </table:table-cell>
          <table:table-cell table:style-name="ce4" office:value-type="float" office:value="36.2576415538788" calcext:value-type="float">
            <text:p>36.26</text:p>
          </table:table-cell>
          <table:table-cell office:value-type="float" office:value="62.7876842021942" calcext:value-type="float">
            <text:p>62.79</text:p>
          </table:table-cell>
          <table:table-cell table:number-columns-repeated="8"/>
          <table:table-cell table:formula="of:=[.H9]/[.H$2]" office:value-type="float" office:value="0.70315060019493" calcext:value-type="float">
            <text:p>0.70</text:p>
          </table:table-cell>
          <table:table-cell table:formula="of:=[.I9]/[.I$2]" office:value-type="float" office:value="0.60429402589798" calcext:value-type="float">
            <text:p>0.60</text:p>
          </table:table-cell>
          <table:table-cell table:formula="of:=[.J9]/[.J$2]" office:value-type="float" office:value="0.627876842021942" calcext:value-type="float">
            <text:p>0.6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/>
          <table:table-cell table:style-name="ce1" office:value-type="float" office:value="7.68314623832703" calcext:value-type="float">
            <text:p>7.68</text:p>
          </table:table-cell>
          <table:table-cell table:style-name="ce1" table:number-columns-repeated="4"/>
          <table:table-cell table:style-name="ce1" office:value-type="float" office:value="24.4997360706329" calcext:value-type="float">
            <text:p>24.50</text:p>
          </table:table-cell>
          <table:table-cell table:style-name="ce1" office:value-type="float" office:value="36.2576415538788" calcext:value-type="float">
            <text:p>36.26</text:p>
          </table:table-cell>
          <table:table-cell office:value-type="float" office:value="58.4571919441223" calcext:value-type="float">
            <text:p>58.46</text:p>
          </table:table-cell>
          <table:table-cell table:number-columns-repeated="8"/>
          <table:table-cell table:formula="of:=[.H10]/[.H$2]" office:value-type="float" office:value="0.612493401765822" calcext:value-type="float">
            <text:p>0.61</text:p>
          </table:table-cell>
          <table:table-cell table:formula="of:=[.I10]/[.I$2]" office:value-type="float" office:value="0.60429402589798" calcext:value-type="float">
            <text:p>0.60</text:p>
          </table:table-cell>
          <table:table-cell table:formula="of:=[.J10]/[.J$2]" office:value-type="float" office:value="0.584571919441223" calcext:value-type="float">
            <text:p>0.58</text:p>
          </table:table-cell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8.47886109352112" calcext:value-type="float">
            <text:p>8.48</text:p>
          </table:table-cell>
          <table:table-cell table:style-name="ce4" table:number-columns-repeated="4"/>
          <table:table-cell table:style-name="ce4" office:value-type="float" office:value="27.8629012107849" calcext:value-type="float">
            <text:p>27.86</text:p>
          </table:table-cell>
          <table:table-cell table:style-name="ce4" office:value-type="float" office:value="34.069295167923" calcext:value-type="float">
            <text:p>34.07</text:p>
          </table:table-cell>
          <table:table-cell office:value-type="float" office:value="54.1637456417084" calcext:value-type="float">
            <text:p>54.16</text:p>
          </table:table-cell>
          <table:table-cell table:number-columns-repeated="8"/>
          <table:table-cell table:formula="of:=[.H11]/[.H$2]" office:value-type="float" office:value="0.696572530269622" calcext:value-type="float">
            <text:p>0.70</text:p>
          </table:table-cell>
          <table:table-cell table:formula="of:=[.I11]/[.I$2]" office:value-type="float" office:value="0.56782158613205" calcext:value-type="float">
            <text:p>0.57</text:p>
          </table:table-cell>
          <table:table-cell table:formula="of:=[.J11]/[.J$2]" office:value-type="float" office:value="0.541637456417084" calcext:value-type="float">
            <text:p>0.5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"/>
          <table:table-cell table:style-name="ce1" office:value-type="float" office:value="8.02901148796082" calcext:value-type="float">
            <text:p>8.03</text:p>
          </table:table-cell>
          <table:table-cell table:style-name="ce1" table:number-columns-repeated="4"/>
          <table:table-cell table:style-name="ce1" office:value-type="float" office:value="25.7972166538239" calcext:value-type="float">
            <text:p>25.80</text:p>
          </table:table-cell>
          <table:table-cell table:style-name="ce1" office:value-type="float" office:value="37.6018328666687" calcext:value-type="float">
            <text:p>37.60</text:p>
          </table:table-cell>
          <table:table-cell office:value-type="float" office:value="58.6081173419952" calcext:value-type="float">
            <text:p>58.61</text:p>
          </table:table-cell>
          <table:table-cell table:number-columns-repeated="8"/>
          <table:table-cell table:formula="of:=[.H12]/[.H$2]" office:value-type="float" office:value="0.644930416345597" calcext:value-type="float">
            <text:p>0.64</text:p>
          </table:table-cell>
          <table:table-cell table:formula="of:=[.I12]/[.I$2]" office:value-type="float" office:value="0.626697214444478" calcext:value-type="float">
            <text:p>0.63</text:p>
          </table:table-cell>
          <table:table-cell table:formula="of:=[.J12]/[.J$2]" office:value-type="float" office:value="0.586081173419952" calcext:value-type="float">
            <text:p>0.5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/>
          <table:table-cell table:style-name="ce1" office:value-type="float" office:value="7.69409418106079" calcext:value-type="float">
            <text:p>7.69</text:p>
          </table:table-cell>
          <table:table-cell table:style-name="ce1" table:number-columns-repeated="4"/>
          <table:table-cell table:style-name="ce1" office:value-type="float" office:value="29.7680082321167" calcext:value-type="float">
            <text:p>29.77</text:p>
          </table:table-cell>
          <table:table-cell table:style-name="ce1" office:value-type="float" office:value="38.0867955684662" calcext:value-type="float">
            <text:p>38.09</text:p>
          </table:table-cell>
          <table:table-cell office:value-type="float" office:value="58.1080119609833" calcext:value-type="float">
            <text:p>58.11</text:p>
          </table:table-cell>
          <table:table-cell table:number-columns-repeated="8"/>
          <table:table-cell table:formula="of:=[.H13]/[.H$2]" office:value-type="float" office:value="0.744200205802917" calcext:value-type="float">
            <text:p>0.74</text:p>
          </table:table-cell>
          <table:table-cell table:formula="of:=[.I13]/[.I$2]" office:value-type="float" office:value="0.634779926141103" calcext:value-type="float">
            <text:p>0.63</text:p>
          </table:table-cell>
          <table:table-cell table:formula="of:=[.J13]/[.J$2]" office:value-type="float" office:value="0.581080119609833" calcext:value-type="float">
            <text:p>0.5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/>
          <table:table-cell table:style-name="ce1" office:value-type="float" office:value="8.46584606170654" calcext:value-type="float">
            <text:p>8.47</text:p>
          </table:table-cell>
          <table:table-cell table:style-name="ce1" table:number-columns-repeated="4"/>
          <table:table-cell table:style-name="ce1" office:value-type="float" office:value="31.7370784282684" calcext:value-type="float">
            <text:p>31.74</text:p>
          </table:table-cell>
          <table:table-cell table:style-name="ce1" office:value-type="float" office:value="41.8286099433899" calcext:value-type="float">
            <text:p>41.83</text:p>
          </table:table-cell>
          <table:table-cell office:value-type="float" office:value="63.6895480155945" calcext:value-type="float">
            <text:p>63.69</text:p>
          </table:table-cell>
          <table:table-cell table:number-columns-repeated="8"/>
          <table:table-cell table:formula="of:=[.H14]/[.H$2]" office:value-type="float" office:value="0.79342696070671" calcext:value-type="float">
            <text:p>0.79</text:p>
          </table:table-cell>
          <table:table-cell table:formula="of:=[.I14]/[.I$2]" office:value-type="float" office:value="0.697143499056498" calcext:value-type="float">
            <text:p>0.70</text:p>
          </table:table-cell>
          <table:table-cell table:formula="of:=[.J14]/[.J$2]" office:value-type="float" office:value="0.636895480155945" calcext:value-type="float">
            <text:p>0.64</text:p>
          </table:table-cell>
        </table:table-row>
        <table:table-row table:style-name="ro1" table:number-rows-repeated="5">
          <table:table-cell table:number-columns-repeated="9"/>
          <table:table-cell table:style-name="Default"/>
          <table:table-cell table:number-columns-repeated="2"/>
          <table:table-cell table:style-name="Default" table:number-columns-repeated="9"/>
        </table:table-row>
        <table:table-row table:style-name="ro1">
          <table:table-cell table:number-columns-repeated="9"/>
          <table:table-cell table:style-name="Default"/>
          <table:table-cell table:number-columns-repeated="2"/>
          <table:table-cell table:style-name="Default" table:number-columns-repeated="9"/>
        </table:table-row>
      </table:table>
      <table:table table:name="Sheet1" table:style-name="ta1">
        <table:shapes>
          <draw:frame draw:z-index="0" draw:style-name="gr1" draw:text-style-name="P1" svg:width="1125.72pt" svg:height="633.17pt" svg:x="322.07pt" svg:y="23.9pt">
            <loext:p draw:notify-on-update-of-ranges="Sheet1.A3:Sheet1.A34 Sheet1.B2:Sheet1.B2 Sheet1.B3:Sheet1.B34 Sheet1.A3:Sheet1.A34 Sheet1.C2:Sheet1.C2 Sheet1.C3:Sheet1.C3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# of workers</text:p>
          </table:table-cell>
          <table:table-cell table:style-name="Default" office:value-type="string" calcext:value-type="string">
            <text:p>60runs (ideal)</text:p>
          </table:table-cell>
          <table:table-cell table:style-name="Default" office:value-type="string" calcext:value-type="string">
            <text:p>60 run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60*7.49133333333 /[.A3]" office:value-type="float" office:value="449.4799999998" calcext:value-type="float">
            <text:p>449.48</text:p>
          </table:table-cell>
          <table:table-cell office:value-type="float" office:value="449.477531909943" calcext:value-type="float">
            <text:p>449.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60*7.49133333333 /[.A4]" office:value-type="float" office:value="224.7399999999" calcext:value-type="float">
            <text:p>224.74</text:p>
          </table:table-cell>
          <table:table-cell office:value-type="float" office:value="232.556087970734" calcext:value-type="float">
            <text:p>232.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60*7.49133333333 /[.A5]" office:value-type="float" office:value="149.8266666666" calcext:value-type="float">
            <text:p>149.83</text:p>
          </table:table-cell>
          <table:table-cell office:value-type="float" office:value="160.917165279388" calcext:value-type="float">
            <text:p>160.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60*7.49133333333 /[.A6]" office:value-type="float" office:value="112.36999999995" calcext:value-type="float">
            <text:p>112.37</text:p>
          </table:table-cell>
          <table:table-cell office:value-type="float" office:value="117.956480026245" calcext:value-type="float">
            <text:p>117.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60*7.49133333333 /[.A7]" office:value-type="float" office:value="89.89599999996" calcext:value-type="float">
            <text:p>89.90</text:p>
          </table:table-cell>
          <table:table-cell office:value-type="float" office:value="96.9042325019836" calcext:value-type="float">
            <text:p>96.9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60*7.49133333333 /[.A8]" office:value-type="float" office:value="74.9133333333" calcext:value-type="float">
            <text:p>74.91</text:p>
          </table:table-cell>
          <table:table-cell office:value-type="float" office:value="83.0879049301148" calcext:value-type="float">
            <text:p>83.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60*7.49133333333 /[.A9]" office:value-type="float" office:value="64.2114285714" calcext:value-type="float">
            <text:p>64.21</text:p>
          </table:table-cell>
          <table:table-cell office:value-type="float" office:value="73.5288932323456" calcext:value-type="float">
            <text:p>73.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60*7.49133333333 /[.A10]" office:value-type="float" office:value="56.184999999975" calcext:value-type="float">
            <text:p>56.1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60*7.49133333333 /[.A11]" office:value-type="float" office:value="49.9422222222" calcext:value-type="float">
            <text:p>49.9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60*7.49133333333 /[.A12]" office:value-type="float" office:value="44.94799999998" calcext:value-type="float">
            <text:p>44.9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60*7.49133333333 /[.A13]" office:value-type="float" office:value="40.8618181818" calcext:value-type="float">
            <text:p>40.8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60*7.49133333333 /[.A14]" office:value-type="float" office:value="37.45666666665" calcext:value-type="float">
            <text:p>37.4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60*7.49133333333 /[.A15]" office:value-type="float" office:value="34.5753846153692" calcext:value-type="float">
            <text:p>34.5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60*7.49133333333 /[.A16]" office:value-type="float" office:value="32.1057142857" calcext:value-type="float">
            <text:p>32.1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60*7.49133333333 /[.A17]" office:value-type="float" office:value="29.96533333332" calcext:value-type="float">
            <text:p>29.9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60*7.49133333333 /[.A18]" office:value-type="float" office:value="28.0924999999875" calcext:value-type="float">
            <text:p>28.0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60*7.49133333333 /[.A19]" office:value-type="float" office:value="26.4399999999882" calcext:value-type="float">
            <text:p>26.4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60*7.49133333333 /[.A20]" office:value-type="float" office:value="24.9711111111" calcext:value-type="float">
            <text:p>24.9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60*7.49133333333 /[.A21]" office:value-type="float" office:value="23.6568421052526" calcext:value-type="float">
            <text:p>23.6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60*7.49133333333 /[.A22]" office:value-type="float" office:value="22.47399999999" calcext:value-type="float">
            <text:p>22.4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60*7.49133333333 /[.A23]" office:value-type="float" office:value="21.4038095238" calcext:value-type="float">
            <text:p>21.4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60*7.49133333333 /[.A24]" office:value-type="float" office:value="20.4309090909" calcext:value-type="float">
            <text:p>20.4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60*7.49133333333 /[.A25]" office:value-type="float" office:value="19.5426086956435" calcext:value-type="float">
            <text:p>19.5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60*7.49133333333 /[.A26]" office:value-type="float" office:value="18.728333333325" calcext:value-type="float">
            <text:p>18.73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60*7.49133333333 /[.A27]" office:value-type="float" office:value="17.979199999992" calcext:value-type="float">
            <text:p>17.9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60*7.49133333333 /[.A28]" office:value-type="float" office:value="17.2876923076846" calcext:value-type="float">
            <text:p>17.29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60*7.49133333333 /[.A29]" office:value-type="float" office:value="16.6474074074" calcext:value-type="float">
            <text:p>16.6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60*7.49133333333 /[.A30]" office:value-type="float" office:value="16.05285714285" calcext:value-type="float">
            <text:p>16.0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60*7.49133333333 /[.A31]" office:value-type="float" office:value="15.4993103448207" calcext:value-type="float">
            <text:p>15.5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60*7.49133333333 /[.A32]" office:value-type="float" office:value="14.98266666666" calcext:value-type="float">
            <text:p>14.98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60*7.49133333333 /[.A33]" office:value-type="float" office:value="14.4993548387032" calcext:value-type="float">
            <text:p>14.5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60*7.49133333333 /[.A34]" office:value-type="float" office:value="14.0462499999938" calcext:value-type="float">
            <text:p>14.0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12" loext:min-decimal-places="12" number:min-integer-digits="1"/>
    </number:number-style>
    <number:number-style style:name="N126">
      <number:number number:decimal-places="13" loext:min-decimal-places="13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7">00/00/0000</text:date>, <text:time style:data-style-name="N2" text:time-value="15:48:35.23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6T15:47:31.589000000</meta:creation-date>
    <dc:date>2020-06-07T16:52:40.829000000</dc:date>
    <meta:editing-duration>PT19H21M45S</meta:editing-duration>
    <meta:editing-cycles>58</meta:editing-cycles>
    <meta:generator>LibreOffice/5.3.3.2$Windows_X86_64 LibreOffice_project/3d9a8b4b4e538a85e0782bd6c2d430bafe583448</meta:generator>
    <meta:document-statistic meta:table-count="3" meta:cell-count="22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2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9.714cm" svg:height="22.338cm" xlink:href=".." xlink:type="simple" chart:class="chart:scatter" chart:style-name="ch1">
        <chart:legend chart:legend-position="end" svg:x="36.306cm" svg:y="10.674cm" style:legend-expansion="high" chart:style-name="ch2"/>
        <chart:plot-area chart:style-name="ch3" table:cell-range-address="Sheet1.A3:Sheet1.C34 Sheet1.B2:Sheet1.C2" chart:data-source-has-labels="row" svg:x="0.794cm" svg:y="0.446cm" svg:width="34.718cm" svg:height="21.446cm">
          <chartooo:coordinate-region svg:x="2.262cm" svg:y="0.62cm" svg:width="32.97cm" svg:height="20.678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5" chart:class="major"/>
            <chart:grid chart:style-name="ch6" chart:class="minor"/>
          </chart:axis>
          <chart:series chart:style-name="ch8" chart:values-cell-range-address="Sheet1.B3:Sheet1.B34" chart:label-cell-address="Sheet1.B2:Sheet1.B2" chart:class="chart:scatter">
            <chart:domain table:cell-range-address="Sheet1.A3:Sheet1.A34"/>
            <chart:data-point chart:repeated="32"/>
          </chart:series>
          <chart:series chart:style-name="ch9" chart:values-cell-range-address="Sheet1.C3:Sheet1.C34" chart:label-cell-address="Sheet1.C2:Sheet1.C2" chart:class="chart:scatter">
            <chart:data-point chart:repeated="3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60runs (ideal)</text:p>
                <draw:g>
                  <svg:desc>Sheet1.B2:Sheet1.B2</svg:desc>
                </draw:g>
              </table:table-cell>
              <table:table-cell office:value-type="string">
                <text:p>60 runs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34</svg:desc>
                </draw:g>
              </table:table-cell>
              <table:table-cell office:value-type="float" office:value="449.4799999998">
                <text:p>449.4799999998</text:p>
                <draw:g>
                  <svg:desc>Sheet1.B3:Sheet1.B34</svg:desc>
                </draw:g>
              </table:table-cell>
              <table:table-cell office:value-type="float" office:value="449.477531909943">
                <text:p>449.477531909943</text:p>
                <draw:g>
                  <svg:desc>Sheet1.C3:Sheet1.C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24.7399999999">
                <text:p>224.7399999999</text:p>
              </table:table-cell>
              <table:table-cell office:value-type="float" office:value="232.556087970734">
                <text:p>232.5560879707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49.8266666666">
                <text:p>149.8266666666</text:p>
              </table:table-cell>
              <table:table-cell office:value-type="float" office:value="160.917165279388">
                <text:p>160.9171652793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2.36999999995">
                <text:p>112.36999999995</text:p>
              </table:table-cell>
              <table:table-cell office:value-type="float" office:value="117.956480026245">
                <text:p>117.9564800262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9.89599999996">
                <text:p>89.89599999996</text:p>
              </table:table-cell>
              <table:table-cell office:value-type="float" office:value="96.9042325019836">
                <text:p>96.90423250198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4.9133333333">
                <text:p>74.9133333333</text:p>
              </table:table-cell>
              <table:table-cell office:value-type="float" office:value="83.0879049301148">
                <text:p>83.08790493011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4.2114285714">
                <text:p>64.2114285714</text:p>
              </table:table-cell>
              <table:table-cell office:value-type="float" office:value="73.5288932323456">
                <text:p>73.52889323234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6.184999999975">
                <text:p>56.1849999999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9.9422222222">
                <text:p>49.94222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4.94799999998">
                <text:p>44.947999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0.8618181818">
                <text:p>40.8618181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7.45666666665">
                <text:p>37.456666666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4.5753846153692">
                <text:p>34.5753846153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2.1057142857">
                <text:p>32.1057142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9.96533333332">
                <text:p>29.96533333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8.0924999999875">
                <text:p>28.0924999999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6.4399999999882">
                <text:p>26.43999999998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4.9711111111">
                <text:p>24.97111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3.6568421052526">
                <text:p>23.65684210525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2.47399999999">
                <text:p>22.473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.4038095238">
                <text:p>21.4038095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0.4309090909">
                <text:p>20.4309090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9.5426086956435">
                <text:p>19.5426086956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8.728333333325">
                <text:p>18.728333333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7.979199999992">
                <text:p>17.979199999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7.2876923076846">
                <text:p>17.28769230768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6.6474074074">
                <text:p>16.6474074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6.05285714285">
                <text:p>16.05285714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5.4993103448207">
                <text:p>15.4993103448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4.98266666666">
                <text:p>14.982666666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4.4993548387032">
                <text:p>14.4993548387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4.0462499999938">
                <text:p>14.046249999993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Windows_X86_64 LibreOffice_project/3d9a8b4b4e538a85e0782bd6c2d430bafe58344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148cm" svg:height="17.718cm" xlink:href=".." xlink:type="simple" chart:class="chart:scatter" chart:style-name="ch1">
        <chart:legend chart:legend-position="end" svg:x="30.434cm" svg:y="7.696cm" style:legend-expansion="high" chart:style-name="ch2"/>
        <chart:plot-area chart:style-name="ch3" table:cell-range-address="Sheet1_2.B2:Sheet1_2.J2 Sheet1_2.A4:Sheet1_2.J4 Sheet1_2.A6:Sheet1_2.J7 Sheet1_2.A9:Sheet1_2.J9 Sheet1_2.A11:Sheet1_2.J11" chart:data-source-has-labels="both" svg:x="0.642cm" svg:y="0.354cm" svg:width="29.15cm" svg:height="17.01cm">
          <chartooo:coordinate-region svg:x="1.925cm" svg:y="0.527cm" svg:width="27.587cm" svg:height="16.243cm"/>
          <chart:axis chart:dimension="x" chart:name="primary-x" chart:style-name="ch4" chartooo:axis-type="auto">
            <chart:categories table:cell-range-address="Sheet1_2.B2:Sheet1_2.J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_2.B4:Sheet1_2.J4" chart:label-cell-address="Sheet1_2.A4:Sheet1_2.A4" chart:class="chart:scatter">
            <chart:domain table:cell-range-address="Sheet1_2.B2:Sheet1_2.J2"/>
            <chart:data-point chart:repeated="9"/>
          </chart:series>
          <chart:series chart:style-name="ch8" chart:values-cell-range-address="Sheet1_2.B6:Sheet1_2.J6" chart:label-cell-address="Sheet1_2.A6:Sheet1_2.A6" chart:class="chart:scatter">
            <chart:data-point chart:repeated="9"/>
          </chart:series>
          <chart:series chart:style-name="ch9" chart:values-cell-range-address="Sheet1_2.B7:Sheet1_2.J7" chart:label-cell-address="Sheet1_2.A7:Sheet1_2.A7" chart:class="chart:scatter">
            <chart:data-point chart:repeated="9"/>
          </chart:series>
          <chart:series chart:style-name="ch10" chart:values-cell-range-address="Sheet1_2.B9:Sheet1_2.J9" chart:label-cell-address="Sheet1_2.A9:Sheet1_2.A9" chart:class="chart:scatter">
            <chart:data-point chart:repeated="9"/>
          </chart:series>
          <chart:series chart:style-name="ch11" chart:values-cell-range-address="Sheet1_2.B11:Sheet1_2.J11" chart:label-cell-address="Sheet1_2.A11:Sheet1_2.A11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1_2.B2:Sheet1_2.J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1_2.B2:Sheet1_2.J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</text:p>
                <draw:g>
                  <svg:desc>Sheet1_2.A4:Sheet1_2.A4</svg:desc>
                </draw:g>
              </table:table-cell>
              <table:table-cell office:value-type="float" office:value="NaN">
                <text:p>NaN</text:p>
                <draw:g>
                  <svg:desc>Sheet1_2.B4:Sheet1_2.J4</svg:desc>
                </draw:g>
              </table:table-cell>
              <table:table-cell office:value-type="float" office:value="16.7640912532806">
                <text:p>16.7640912532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6.696977376938">
                <text:p>306.696977376938</text:p>
              </table:table-cell>
              <table:table-cell office:value-type="float" office:value="417.974317073822">
                <text:p>417.974317073822</text:p>
              </table:table-cell>
              <table:table-cell office:value-type="float" office:value="725.949102640152">
                <text:p>725.949102640152</text:p>
              </table:table-cell>
            </table:table-row>
            <table:table-row>
              <table:table-cell office:value-type="string">
                <text:p>4</text:p>
                <draw:g>
                  <svg:desc>Sheet1_2.A6:Sheet1_2.A6</svg:desc>
                </draw:g>
              </table:table-cell>
              <table:table-cell office:value-type="float" office:value="NaN">
                <text:p>NaN</text:p>
                <draw:g>
                  <svg:desc>Sheet1_2.B6:Sheet1_2.J6</svg:desc>
                </draw:g>
              </table:table-cell>
              <table:table-cell office:value-type="float" office:value="8.30958771705627">
                <text:p>8.30958771705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.1195793151856">
                <text:p>74.1195793151856</text:p>
              </table:table-cell>
              <table:table-cell office:value-type="float" office:value="111.024325609207">
                <text:p>111.024325609207</text:p>
              </table:table-cell>
              <table:table-cell office:value-type="float" office:value="184.161929368973">
                <text:p>184.161929368973</text:p>
              </table:table-cell>
            </table:table-row>
            <table:table-row>
              <table:table-cell office:value-type="string">
                <text:p>8</text:p>
                <draw:g>
                  <svg:desc>Sheet1_2.A7:Sheet1_2.A7</svg:desc>
                </draw:g>
              </table:table-cell>
              <table:table-cell office:value-type="float" office:value="NaN">
                <text:p>NaN</text:p>
                <draw:g>
                  <svg:desc>Sheet1_2.B7:Sheet1_2.J7</svg:desc>
                </draw:g>
              </table:table-cell>
              <table:table-cell office:value-type="float" office:value="9.30600738525391">
                <text:p>9.30600738525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1698122024536">
                <text:p>41.1698122024536</text:p>
              </table:table-cell>
              <table:table-cell office:value-type="float" office:value="63.718145608902">
                <text:p>63.718145608902</text:p>
              </table:table-cell>
              <table:table-cell office:value-type="float" office:value="99.350733757019">
                <text:p>99.350733757019</text:p>
              </table:table-cell>
            </table:table-row>
            <table:table-row>
              <table:table-cell office:value-type="string">
                <text:p>16</text:p>
                <draw:g>
                  <svg:desc>Sheet1_2.A9:Sheet1_2.A9</svg:desc>
                </draw:g>
              </table:table-cell>
              <table:table-cell office:value-type="float" office:value="NaN">
                <text:p>NaN</text:p>
                <draw:g>
                  <svg:desc>Sheet1_2.B9:Sheet1_2.J9</svg:desc>
                </draw:g>
              </table:table-cell>
              <table:table-cell office:value-type="float" office:value="7.5658323764801">
                <text:p>7.5658323764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1260240077972">
                <text:p>28.1260240077972</text:p>
              </table:table-cell>
              <table:table-cell office:value-type="float" office:value="36.2576415538788">
                <text:p>36.2576415538788</text:p>
              </table:table-cell>
              <table:table-cell office:value-type="float" office:value="62.7876842021942">
                <text:p>62.7876842021942</text:p>
              </table:table-cell>
            </table:table-row>
            <table:table-row>
              <table:table-cell office:value-type="string">
                <text:p>32</text:p>
                <draw:g>
                  <svg:desc>Sheet1_2.A11:Sheet1_2.A11</svg:desc>
                </draw:g>
              </table:table-cell>
              <table:table-cell office:value-type="float" office:value="NaN">
                <text:p>NaN</text:p>
                <draw:g>
                  <svg:desc>Sheet1_2.B11:Sheet1_2.J11</svg:desc>
                </draw:g>
              </table:table-cell>
              <table:table-cell office:value-type="float" office:value="8.47886109352112">
                <text:p>8.47886109352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8629012107849">
                <text:p>27.8629012107849</text:p>
              </table:table-cell>
              <table:table-cell office:value-type="float" office:value="34.069295167923">
                <text:p>34.069295167923</text:p>
              </table:table-cell>
              <table:table-cell office:value-type="float" office:value="54.1637456417084">
                <text:p>54.16374564170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Windows_X86_64 LibreOffice_project/3d9a8b4b4e538a85e0782bd6c2d430bafe58344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maximum="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6.63cm" svg:height="20.188cm" xlink:href=".." xlink:type="simple" chart:class="chart:scatter" chart:row-mapping="0 1 2 3 4" chart:style-name="ch1">
        <chart:legend chart:legend-position="end" svg:x="34.148cm" svg:y="8.931cm" style:legend-expansion="high" chart:style-name="ch2"/>
        <chart:plot-area chart:style-name="ch3" table:cell-range-address="Sheet1_2_2.B2:Sheet1_2_2.J2 Sheet1_2_2.A4:Sheet1_2_2.J4 Sheet1_2_2.A6:Sheet1_2_2.J6 Sheet1_2_2.A8:Sheet1_2_2.J8 Sheet1_2_2.A12:Sheet1_2_2.J12 Sheet1_2_2.A16:Sheet1_2_2.J16" chart:data-source-has-labels="both" svg:x="0.732cm" svg:y="0.403cm" svg:width="32.684cm" svg:height="19.382cm">
          <chartooo:coordinate-region svg:x="2.015cm" svg:y="0.576cm" svg:width="31.029cm" svg:height="18.615cm"/>
          <chart:axis chart:dimension="x" chart:name="primary-x" chart:style-name="ch4" chartooo:axis-type="auto">
            <chart:categories table:cell-range-address="Sheet1_2_2.B2:Sheet1_2_2.J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_2_2.B4:Sheet1_2_2.J4" chart:label-cell-address="Sheet1_2_2.A4:Sheet1_2_2.A4" chart:class="chart:scatter">
            <chart:domain table:cell-range-address="Sheet1_2_2.B2:Sheet1_2_2.J2"/>
            <chart:data-point chart:repeated="9"/>
          </chart:series>
          <chart:series chart:style-name="ch8" chart:values-cell-range-address="Sheet1_2_2.B6:Sheet1_2_2.J6" chart:label-cell-address="Sheet1_2_2.A6:Sheet1_2_2.A6" chart:class="chart:scatter">
            <chart:data-point chart:repeated="9"/>
          </chart:series>
          <chart:series chart:style-name="ch9" chart:values-cell-range-address="Sheet1_2_2.B8:Sheet1_2_2.J8" chart:label-cell-address="Sheet1_2_2.A8:Sheet1_2_2.A8" chart:class="chart:scatter">
            <chart:data-point chart:repeated="9"/>
          </chart:series>
          <chart:series chart:style-name="ch10" chart:values-cell-range-address="Sheet1_2_2.B12:Sheet1_2_2.J12" chart:label-cell-address="Sheet1_2_2.A12:Sheet1_2_2.A12" chart:class="chart:scatter">
            <chart:data-point chart:repeated="9"/>
          </chart:series>
          <chart:series chart:style-name="ch11" chart:values-cell-range-address="Sheet1_2_2.B16:Sheet1_2_2.J16" chart:label-cell-address="Sheet1_2_2.A16:Sheet1_2_2.A16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Sheet1_2_2.B2:Sheet1_2_2.J2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00">
                <text:p>100</text:p>
                <draw:g>
                  <svg:desc>Sheet1_2_2.B2:Sheet1_2_2.J2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</text:p>
                <draw:g>
                  <svg:desc>Sheet1_2_2.A4:Sheet1_2_2.A4</svg:desc>
                </draw:g>
              </table:table-cell>
              <table:table-cell office:value-type="float" office:value="2.13040089607239">
                <text:p>2.13040089607239</text:p>
                <draw:g>
                  <svg:desc>Sheet1_2_2.B4:Sheet1_2_2.J4</svg:desc>
                </draw:g>
              </table:table-cell>
              <table:table-cell office:value-type="float" office:value="54.4597134590149">
                <text:p>54.4597134590149</text:p>
              </table:table-cell>
              <table:table-cell office:value-type="float" office:value="189.200877904892">
                <text:p>189.200877904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  <draw:g>
                  <svg:desc>Sheet1_2_2.A6:Sheet1_2_2.A6</svg:desc>
                </draw:g>
              </table:table-cell>
              <table:table-cell office:value-type="float" office:value="1.32396245002747">
                <text:p>1.32396245002747</text:p>
                <draw:g>
                  <svg:desc>Sheet1_2_2.B6:Sheet1_2_2.J6</svg:desc>
                </draw:g>
              </table:table-cell>
              <table:table-cell office:value-type="float" office:value="9.73101353645325">
                <text:p>9.73101353645325</text:p>
              </table:table-cell>
              <table:table-cell office:value-type="float" office:value="18.5737218856812">
                <text:p>18.5737218856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  <draw:g>
                  <svg:desc>Sheet1_2_2.A8:Sheet1_2_2.A8</svg:desc>
                </draw:g>
              </table:table-cell>
              <table:table-cell office:value-type="float" office:value="2.0777952671051">
                <text:p>2.0777952671051</text:p>
                <draw:g>
                  <svg:desc>Sheet1_2_2.B8:Sheet1_2_2.J8</svg:desc>
                </draw:g>
              </table:table-cell>
              <table:table-cell office:value-type="float" office:value="3.4212851524353">
                <text:p>3.4212851524353</text:p>
              </table:table-cell>
              <table:table-cell office:value-type="float" office:value="6.60496735572815">
                <text:p>6.60496735572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  <draw:g>
                  <svg:desc>Sheet1_2_2.A12:Sheet1_2_2.A12</svg:desc>
                </draw:g>
              </table:table-cell>
              <table:table-cell office:value-type="float" office:value="7.6345911026001">
                <text:p>7.6345911026001</text:p>
                <draw:g>
                  <svg:desc>Sheet1_2_2.B12:Sheet1_2_2.J12</svg:desc>
                </draw:g>
              </table:table-cell>
              <table:table-cell office:value-type="float" office:value="8.38583254814148">
                <text:p>8.38583254814148</text:p>
              </table:table-cell>
              <table:table-cell office:value-type="float" office:value="8.89433908462524">
                <text:p>8.89433908462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Sheet1_2_2.A16:Sheet1_2_2.A16</svg:desc>
                </draw:g>
              </table:table-cell>
              <table:table-cell office:value-type="float" office:value="NaN">
                <text:p>NaN</text:p>
                <draw:g>
                  <svg:desc>Sheet1_2_2.B16:Sheet1_2_2.J1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Windows_X86_64 LibreOffice_project/3d9a8b4b4e538a85e0782bd6c2d430bafe58344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1" chart:maximum="2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2">
      <style:chart-properties chart:display-label="true" chart:logarithmic="true" chart:minimum="0.5" chart:maximum="1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783cm" svg:height="16.502cm" xlink:href=".." xlink:type="simple" chart:class="chart:scatter" chart:style-name="ch1">
        <chart:legend chart:legend-position="end" svg:x="21.931cm" svg:y="7.533cm" style:legend-expansion="high" chart:style-name="ch2"/>
        <chart:plot-area chart:style-name="ch3" table:cell-range-address="Sheet1_2.A4:Sheet1_2.A14 Sheet1_2.S4:Sheet1_2.U14" svg:x="0.495cm" svg:y="0.33cm" svg:width="20.941cm" svg:height="15.842cm">
          <chartooo:coordinate-region svg:x="1.407cm" svg:y="0.33cm" svg:width="20.029cm" svg:height="15.248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5" chart:class="major"/>
            <chart:grid chart:style-name="ch6" chart:class="minor"/>
          </chart:axis>
          <chart:series chart:style-name="ch8" chart:values-cell-range-address="Sheet1_2.S4:Sheet1_2.S14" chart:class="chart:scatter">
            <chart:domain table:cell-range-address="Sheet1_2.A4:Sheet1_2.A14"/>
            <chart:data-point chart:repeated="11"/>
          </chart:series>
          <chart:series chart:style-name="ch9" chart:values-cell-range-address="Sheet1_2.T4:Sheet1_2.T14" chart:class="chart:scatter">
            <chart:data-point chart:repeated="11"/>
          </chart:series>
          <chart:series chart:style-name="ch10" chart:values-cell-range-address="Sheet1_2.U4:Sheet1_2.U14" chart:class="chart:scatte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_2.A4:Sheet1_2.A14</svg:desc>
                </draw:g>
              </table:table-cell>
              <table:table-cell office:value-type="float" office:value="7.66742443442345">
                <text:p>7.66742443442345</text:p>
                <draw:g>
                  <svg:desc>Sheet1_2.S4:Sheet1_2.S14</svg:desc>
                </draw:g>
              </table:table-cell>
              <table:table-cell office:value-type="float" office:value="6.96623861789703">
                <text:p>6.96623861789703</text:p>
                <draw:g>
                  <svg:desc>Sheet1_2.T4:Sheet1_2.T14</svg:desc>
                </draw:g>
              </table:table-cell>
              <table:table-cell office:value-type="float" office:value="7.25949102640152">
                <text:p>7.25949102640152</text:p>
                <draw:g>
                  <svg:desc>Sheet1_2.U4:Sheet1_2.U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7273505806923">
                <text:p>3.7273505806923</text:p>
              </table:table-cell>
              <table:table-cell office:value-type="float" office:value="3.69765123526255">
                <text:p>3.69765123526255</text:p>
              </table:table-cell>
              <table:table-cell office:value-type="float" office:value="3.45012326478958">
                <text:p>3.450123264789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.85298948287964">
                <text:p>1.85298948287964</text:p>
              </table:table-cell>
              <table:table-cell office:value-type="float" office:value="1.85040542682012">
                <text:p>1.85040542682012</text:p>
              </table:table-cell>
              <table:table-cell office:value-type="float" office:value="1.84161929368973">
                <text:p>1.841619293689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.02924530506134">
                <text:p>1.02924530506134</text:p>
              </table:table-cell>
              <table:table-cell office:value-type="float" office:value="1.0619690934817">
                <text:p>1.0619690934817</text:p>
              </table:table-cell>
              <table:table-cell office:value-type="float" office:value="0.99350733757019">
                <text:p>0.993507337570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775678157806397">
                <text:p>0.775678157806397</text:p>
              </table:table-cell>
              <table:table-cell office:value-type="float" office:value="0.785298212369283">
                <text:p>0.785298212369283</text:p>
              </table:table-cell>
              <table:table-cell office:value-type="float" office:value="0.766404776573181">
                <text:p>0.7664047765731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0.70315060019493">
                <text:p>0.70315060019493</text:p>
              </table:table-cell>
              <table:table-cell office:value-type="float" office:value="0.60429402589798">
                <text:p>0.60429402589798</text:p>
              </table:table-cell>
              <table:table-cell office:value-type="float" office:value="0.627876842021942">
                <text:p>0.6278768420219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0.612493401765822">
                <text:p>0.612493401765822</text:p>
              </table:table-cell>
              <table:table-cell office:value-type="float" office:value="0.60429402589798">
                <text:p>0.60429402589798</text:p>
              </table:table-cell>
              <table:table-cell office:value-type="float" office:value="0.584571919441223">
                <text:p>0.5845719194412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">
                <text:p>32</text:p>
              </table:table-cell>
              <table:table-cell office:value-type="float" office:value="0.696572530269622">
                <text:p>0.696572530269622</text:p>
              </table:table-cell>
              <table:table-cell office:value-type="float" office:value="0.56782158613205">
                <text:p>0.56782158613205</text:p>
              </table:table-cell>
              <table:table-cell office:value-type="float" office:value="0.541637456417084">
                <text:p>0.5416374564170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">
                <text:p>48</text:p>
              </table:table-cell>
              <table:table-cell office:value-type="float" office:value="0.644930416345597">
                <text:p>0.644930416345597</text:p>
              </table:table-cell>
              <table:table-cell office:value-type="float" office:value="0.626697214444478">
                <text:p>0.626697214444478</text:p>
              </table:table-cell>
              <table:table-cell office:value-type="float" office:value="0.586081173419952">
                <text:p>0.5860811734199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4">
                <text:p>64</text:p>
              </table:table-cell>
              <table:table-cell office:value-type="float" office:value="0.744200205802917">
                <text:p>0.744200205802917</text:p>
              </table:table-cell>
              <table:table-cell office:value-type="float" office:value="0.634779926141103">
                <text:p>0.634779926141103</text:p>
              </table:table-cell>
              <table:table-cell office:value-type="float" office:value="0.581080119609833">
                <text:p>0.5810801196098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8">
                <text:p>128</text:p>
              </table:table-cell>
              <table:table-cell office:value-type="float" office:value="0.79342696070671">
                <text:p>0.79342696070671</text:p>
              </table:table-cell>
              <table:table-cell office:value-type="float" office:value="0.697143499056498">
                <text:p>0.697143499056498</text:p>
              </table:table-cell>
              <table:table-cell office:value-type="float" office:value="0.636895480155945">
                <text:p>0.63689548015594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Windows_X86_64 LibreOffice_project/3d9a8b4b4e538a85e0782bd6c2d430bafe58344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